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9cm" fo:min-width="0.364cm"/>
    </style:style>
    <style:style style:name="gr2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64cm" fo:min-width="0.363cm"/>
    </style:style>
    <style:style style:name="gr7" style:family="graphic" style:parent-style-name="standard">
      <style:graphic-properties draw:stroke="none" svg:stroke-color="#000000" draw:fill="none" draw:fill-color="#ffffff" fo:min-height="1.6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6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1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9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6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0.95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0.9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0.91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1.5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0.7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1.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0.91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1.10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1.38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1.1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0.60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0.99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0.99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1.15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143cm" fo:min-width="0cm"/>
    </style:style>
    <style:style style:name="gr29" style:family="graphic" style:parent-style-name="standard">
      <style:graphic-properties draw:stroke="none" svg:stroke-color="#000000" draw:fill="none" draw:fill-color="#ffffff" fo:min-height="0.81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0.29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0.29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0.29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0.2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3pt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font-size="13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2cm" svg:height="1.257cm" svg:x="2.36cm" svg:y="1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012cm" svg:y1="13.429cm" svg:x2="3.012cm" svg:y2="14.906cm">
          <text:p/>
        </draw:line>
        <draw:line draw:style-name="gr2" draw:text-style-name="P2" draw:layer="layout" svg:x1="2.97cm" svg:y1="16.162cm" svg:x2="2.97cm" svg:y2="18.674cm">
          <text:p/>
        </draw:line>
        <draw:line draw:style-name="gr2" draw:text-style-name="P2" draw:layer="layout" svg:x1="2.98cm" svg:y1="13.429cm" svg:x2="4.639cm" svg:y2="13.429cm">
          <text:p/>
        </draw:line>
        <draw:g>
          <draw:line draw:style-name="gr3" draw:text-style-name="P3" draw:layer="layout" svg:x1="6.297cm" svg:y1="13.392cm" svg:x2="6.175cm" svg:y2="13.853cm">
            <text:p/>
          </draw:line>
          <draw:line draw:style-name="gr3" draw:text-style-name="P3" draw:layer="layout" svg:x1="5.873cm" svg:y1="12.946cm" svg:x2="6.177cm" svg:y2="13.852cm">
            <text:p/>
          </draw:line>
          <draw:line draw:style-name="gr3" draw:text-style-name="P3" draw:layer="layout" svg:x1="5.322cm" svg:y1="12.927cm" svg:x2="5.065cm" svg:y2="13.866cm">
            <text:p/>
          </draw:line>
          <draw:line draw:style-name="gr3" draw:text-style-name="P3" draw:layer="layout" svg:x1="5.886cm" svg:y1="12.924cm" svg:x2="5.629cm" svg:y2="13.863cm">
            <text:p/>
          </draw:line>
          <draw:line draw:style-name="gr3" draw:text-style-name="P3" draw:layer="layout" svg:x1="5.311cm" svg:y1="12.933cm" svg:x2="5.615cm" svg:y2="13.839cm">
            <text:p/>
          </draw:line>
          <draw:line draw:style-name="gr3" draw:text-style-name="P3" draw:layer="layout" svg:x1="4.754cm" svg:y1="12.966cm" svg:x2="5.058cm" svg:y2="13.872cm">
            <text:p/>
          </draw:line>
          <draw:line draw:style-name="gr3" draw:text-style-name="P3" draw:layer="layout" svg:x1="4.761cm" svg:y1="13.011cm" svg:x2="4.639cm" svg:y2="13.472cm">
            <text:p/>
          </draw:line>
        </draw:g>
        <draw:line draw:style-name="gr2" draw:text-style-name="P2" draw:layer="layout" svg:x1="6.297cm" svg:y1="13.429cm" svg:x2="7.956cm" svg:y2="13.429cm">
          <text:p/>
        </draw:line>
        <draw:g>
          <draw:line draw:style-name="gr3" draw:text-style-name="P3" draw:layer="layout" svg:x1="8.878cm" svg:y1="14.167cm" svg:x2="8.878cm" svg:y2="12.698cm">
            <text:p/>
          </draw:line>
          <draw:line draw:style-name="gr3" draw:text-style-name="P3" draw:layer="layout" svg:x1="8.878cm" svg:y1="14.167cm" svg:x2="8.878cm" svg:y2="12.698cm">
            <text:p/>
          </draw:line>
          <draw:line draw:style-name="gr3" draw:text-style-name="P3" draw:layer="layout" svg:x1="9.579cm" svg:y1="14.167cm" svg:x2="9.579cm" svg:y2="12.698cm">
            <text:p/>
          </draw:line>
          <draw:line draw:style-name="gr3" draw:text-style-name="P3" draw:layer="layout" svg:x1="10.526cm" svg:y1="13.443cm" svg:x2="9.573cm" svg:y2="13.431cm">
            <text:p/>
          </draw:line>
          <draw:line draw:style-name="gr3" draw:text-style-name="P3" draw:layer="layout" svg:x1="8.892cm" svg:y1="13.443cm" svg:x2="7.939cm" svg:y2="13.431cm">
            <text:p/>
          </draw:line>
        </draw:g>
        <draw:line draw:style-name="gr2" draw:text-style-name="P2" draw:layer="layout" svg:x1="10.443cm" svg:y1="13.429cm" svg:x2="12.102cm" svg:y2="13.429cm">
          <text:p/>
        </draw:line>
        <draw:line draw:style-name="gr2" draw:text-style-name="P2" draw:layer="layout" svg:x1="12.102cm" svg:y1="12.649cm" svg:x2="12.102cm" svg:y2="14.126cm">
          <text:p/>
        </draw:line>
        <draw:line draw:style-name="gr4" draw:text-style-name="P2" draw:layer="layout" svg:x1="12.145cm" svg:y1="13.198cm" svg:x2="13.143cm" svg:y2="12.644cm">
          <text:p/>
        </draw:line>
        <draw:line draw:style-name="gr4" draw:text-style-name="P2" draw:layer="layout" svg:x1="12.102cm" svg:y1="13.573cm" svg:x2="13.099cm" svg:y2="14.13cm">
          <text:p/>
        </draw:line>
        <draw:custom-shape draw:style-name="gr5" draw:text-style-name="P1" draw:layer="layout" svg:width="0.605cm" svg:height="0.395cm" draw:transform="rotate (-2.00922303489587) translate (13.423cm 14.033cm)">
          <text:p/>
          <draw:enhanced-geometry svg:viewBox="0 0 21600 21600" draw:mirror-horizontal="true" draw:mirror-vertical="true" draw:glue-points="10800 0 5400 10800 10800 21600 16200 10800" draw:text-areas="5400 0 16200 10800" draw:type="flowchart-merge" draw:enhanced-path="M 0 0 L 21600 0 10800 21600 0 0 Z N"/>
        </draw:custom-shape>
        <draw:line draw:style-name="gr2" draw:text-style-name="P2" draw:layer="layout" svg:x1="13.1cm" svg:y1="11.208cm" svg:x2="13.1cm" svg:y2="12.685cm">
          <text:p/>
        </draw:line>
        <draw:g>
          <draw:line draw:style-name="gr3" draw:text-style-name="P3" draw:layer="layout" svg:x1="13.194cm" svg:y1="11.238cm" svg:x2="12.73cm" svg:y2="11.125cm">
            <text:p/>
          </draw:line>
          <draw:line draw:style-name="gr3" draw:text-style-name="P3" draw:layer="layout" svg:x1="13.63cm" svg:y1="10.805cm" svg:x2="12.731cm" svg:y2="11.127cm">
            <text:p/>
          </draw:line>
          <draw:line draw:style-name="gr3" draw:text-style-name="P3" draw:layer="layout" svg:x1="13.641cm" svg:y1="10.256cm" svg:x2="12.696cm" svg:y2="10.016cm">
            <text:p/>
          </draw:line>
          <draw:line draw:style-name="gr3" draw:text-style-name="P3" draw:layer="layout" svg:x1="13.654cm" svg:y1="10.819cm" svg:x2="12.709cm" svg:y2="10.579cm">
            <text:p/>
          </draw:line>
          <draw:line draw:style-name="gr3" draw:text-style-name="P3" draw:layer="layout" svg:x1="13.633cm" svg:y1="10.243cm" svg:x2="12.734cm" svg:y2="10.565cm">
            <text:p/>
          </draw:line>
          <draw:line draw:style-name="gr3" draw:text-style-name="P3" draw:layer="layout" svg:x1="13.589cm" svg:y1="9.688cm" svg:x2="12.69cm" svg:y2="10.01cm">
            <text:p/>
          </draw:line>
          <draw:line draw:style-name="gr3" draw:text-style-name="P3" draw:layer="layout" svg:x1="13.545cm" svg:y1="9.694cm" svg:x2="13.081cm" svg:y2="9.581cm">
            <text:p/>
          </draw:line>
        </draw:g>
        <draw:line draw:style-name="gr2" draw:text-style-name="P2" draw:layer="layout" svg:x1="13.1cm" svg:y1="6.809cm" svg:x2="13.1cm" svg:y2="9.507cm">
          <text:p/>
        </draw:line>
        <draw:line draw:style-name="gr2" draw:text-style-name="P2" draw:layer="layout" svg:x1="13.1cm" svg:y1="11.91cm" svg:x2="14.759cm" svg:y2="11.91cm">
          <text:p/>
        </draw:line>
        <draw:line draw:style-name="gr2" draw:text-style-name="P2" draw:layer="layout" svg:x1="14.767cm" svg:y1="11.91cm" svg:x2="16.426cm" svg:y2="11.91cm">
          <text:p/>
        </draw:line>
        <draw:line draw:style-name="gr2" draw:text-style-name="P2" draw:layer="layout" svg:x1="16.426cm" svg:y1="11.208cm" svg:x2="16.426cm" svg:y2="12.685cm">
          <text:p/>
        </draw:line>
        <draw:line draw:style-name="gr2" draw:text-style-name="P2" draw:layer="layout" svg:x1="16.426cm" svg:y1="11.305cm" svg:x2="16.426cm" svg:y2="12.782cm">
          <text:p/>
        </draw:line>
        <draw:line draw:style-name="gr4" draw:text-style-name="P2" draw:layer="layout" svg:x1="16.469cm" svg:y1="11.854cm" svg:x2="17.467cm" svg:y2="11.3cm">
          <text:p/>
        </draw:line>
        <draw:line draw:style-name="gr4" draw:text-style-name="P2" draw:layer="layout" svg:x1="16.426cm" svg:y1="12.229cm" svg:x2="17.423cm" svg:y2="12.786cm">
          <text:p/>
        </draw:line>
        <draw:custom-shape draw:style-name="gr5" draw:text-style-name="P1" draw:layer="layout" svg:width="0.739cm" svg:height="0.383cm" draw:transform="rotate (1.31894531573211) translate (16.312cm 12.088cm)">
          <text:p/>
          <draw:enhanced-geometry svg:viewBox="0 0 21600 21600" draw:mirror-horizontal="tru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2" draw:text-style-name="P2" draw:layer="layout" svg:x1="17.424cm" svg:y1="9.803cm" svg:x2="17.424cm" svg:y2="11.28cm">
          <text:p/>
        </draw:line>
        <draw:g>
          <draw:line draw:style-name="gr3" draw:text-style-name="P3" draw:layer="layout" svg:x1="17.417cm" svg:y1="9.828cm" svg:x2="16.953cm" svg:y2="9.715cm">
            <text:p/>
          </draw:line>
          <draw:line draw:style-name="gr3" draw:text-style-name="P3" draw:layer="layout" svg:x1="17.853cm" svg:y1="9.396cm" svg:x2="16.954cm" svg:y2="9.718cm">
            <text:p/>
          </draw:line>
          <draw:line draw:style-name="gr3" draw:text-style-name="P3" draw:layer="layout" svg:x1="17.864cm" svg:y1="8.846cm" svg:x2="16.919cm" svg:y2="8.606cm">
            <text:p/>
          </draw:line>
          <draw:line draw:style-name="gr3" draw:text-style-name="P3" draw:layer="layout" svg:x1="17.877cm" svg:y1="9.41cm" svg:x2="16.932cm" svg:y2="9.17cm">
            <text:p/>
          </draw:line>
          <draw:line draw:style-name="gr3" draw:text-style-name="P3" draw:layer="layout" svg:x1="17.855cm" svg:y1="8.834cm" svg:x2="16.956cm" svg:y2="9.156cm">
            <text:p/>
          </draw:line>
          <draw:line draw:style-name="gr3" draw:text-style-name="P3" draw:layer="layout" svg:x1="17.812cm" svg:y1="8.278cm" svg:x2="16.913cm" svg:y2="8.6cm">
            <text:p/>
          </draw:line>
          <draw:line draw:style-name="gr3" draw:text-style-name="P3" draw:layer="layout" svg:x1="17.767cm" svg:y1="8.285cm" svg:x2="17.303cm" svg:y2="8.172cm">
            <text:p/>
          </draw:line>
        </draw:g>
        <draw:line draw:style-name="gr2" draw:text-style-name="P2" draw:layer="layout" svg:x1="17.313cm" svg:y1="6.92cm" svg:x2="17.313cm" svg:y2="8.14cm">
          <text:p/>
        </draw:line>
        <draw:line draw:style-name="gr2" draw:text-style-name="P2" draw:layer="layout" svg:x1="17.429cm" svg:y1="11.355cm" svg:x2="23.08cm" svg:y2="11.355cm">
          <text:p/>
        </draw:line>
        <draw:g>
          <draw:line draw:style-name="gr3" draw:text-style-name="P3" draw:layer="layout" svg:x1="23.904cm" svg:y1="12.061cm" svg:x2="23.91cm" svg:y2="10.592cm">
            <text:p/>
          </draw:line>
          <draw:line draw:style-name="gr3" draw:text-style-name="P3" draw:layer="layout" svg:x1="23.904cm" svg:y1="12.061cm" svg:x2="23.91cm" svg:y2="10.592cm">
            <text:p/>
          </draw:line>
          <draw:line draw:style-name="gr3" draw:text-style-name="P3" draw:layer="layout" svg:x1="24.606cm" svg:y1="12.064cm" svg:x2="24.612cm" svg:y2="10.595cm">
            <text:p/>
          </draw:line>
          <draw:line draw:style-name="gr3" draw:text-style-name="P3" draw:layer="layout" svg:x1="25.556cm" svg:y1="11.344cm" svg:x2="24.603cm" svg:y2="11.328cm">
            <text:p/>
          </draw:line>
          <draw:line draw:style-name="gr3" draw:text-style-name="P3" draw:layer="layout" svg:x1="23.922cm" svg:y1="11.338cm" svg:x2="22.969cm" svg:y2="11.322cm">
            <text:p/>
          </draw:line>
        </draw:g>
        <draw:line draw:style-name="gr2" draw:text-style-name="P2" draw:layer="layout" svg:x1="25.413cm" svg:y1="11.355cm" svg:x2="27.072cm" svg:y2="11.355cm">
          <text:p/>
        </draw:line>
        <draw:line draw:style-name="gr2" draw:text-style-name="P2" draw:layer="layout" svg:x1="2.902cm" svg:y1="18.563cm" svg:x2="27.182cm" svg:y2="18.563cm">
          <text:p/>
        </draw:line>
        <draw:line draw:style-name="gr2" draw:text-style-name="P2" draw:layer="layout" svg:x1="27.071cm" svg:y1="11.319cm" svg:x2="27.071cm" svg:y2="14.017cm">
          <text:p/>
        </draw:line>
        <draw:g>
          <draw:line draw:style-name="gr3" draw:text-style-name="P3" draw:layer="layout" svg:x1="27.166cm" svg:y1="15.68cm" svg:x2="26.702cm" svg:y2="15.567cm">
            <text:p/>
          </draw:line>
          <draw:line draw:style-name="gr3" draw:text-style-name="P3" draw:layer="layout" svg:x1="27.602cm" svg:y1="15.247cm" svg:x2="26.703cm" svg:y2="15.569cm">
            <text:p/>
          </draw:line>
          <draw:line draw:style-name="gr3" draw:text-style-name="P3" draw:layer="layout" svg:x1="27.613cm" svg:y1="14.698cm" svg:x2="26.668cm" svg:y2="14.458cm">
            <text:p/>
          </draw:line>
          <draw:line draw:style-name="gr3" draw:text-style-name="P3" draw:layer="layout" svg:x1="27.626cm" svg:y1="15.261cm" svg:x2="26.681cm" svg:y2="15.021cm">
            <text:p/>
          </draw:line>
          <draw:line draw:style-name="gr3" draw:text-style-name="P3" draw:layer="layout" svg:x1="27.604cm" svg:y1="14.685cm" svg:x2="26.705cm" svg:y2="15.007cm">
            <text:p/>
          </draw:line>
          <draw:line draw:style-name="gr3" draw:text-style-name="P3" draw:layer="layout" svg:x1="27.561cm" svg:y1="14.13cm" svg:x2="26.662cm" svg:y2="14.452cm">
            <text:p/>
          </draw:line>
          <draw:line draw:style-name="gr3" draw:text-style-name="P3" draw:layer="layout" svg:x1="27.517cm" svg:y1="14.136cm" svg:x2="27.053cm" svg:y2="14.023cm">
            <text:p/>
          </draw:line>
        </draw:g>
        <draw:line draw:style-name="gr2" draw:text-style-name="P2" draw:layer="layout" svg:x1="27.182cm" svg:y1="15.68cm" svg:x2="27.182cm" svg:y2="18.674cm">
          <text:p/>
        </draw:line>
        <draw:line draw:style-name="gr2" draw:text-style-name="P2" draw:layer="layout" svg:x1="13.321cm" svg:y1="14.313cm" svg:x2="13.321cm" svg:y2="15.79cm">
          <text:p/>
        </draw:line>
        <draw:g>
          <draw:line draw:style-name="gr3" draw:text-style-name="P3" draw:layer="layout" svg:x1="13.424cm" svg:y1="17.454cm" svg:x2="12.96cm" svg:y2="17.341cm">
            <text:p/>
          </draw:line>
          <draw:line draw:style-name="gr3" draw:text-style-name="P3" draw:layer="layout" svg:x1="13.86cm" svg:y1="17.022cm" svg:x2="12.961cm" svg:y2="17.344cm">
            <text:p/>
          </draw:line>
          <draw:line draw:style-name="gr3" draw:text-style-name="P3" draw:layer="layout" svg:x1="13.871cm" svg:y1="16.472cm" svg:x2="12.926cm" svg:y2="16.232cm">
            <text:p/>
          </draw:line>
          <draw:line draw:style-name="gr3" draw:text-style-name="P3" draw:layer="layout" svg:x1="13.884cm" svg:y1="17.035cm" svg:x2="12.939cm" svg:y2="16.795cm">
            <text:p/>
          </draw:line>
          <draw:line draw:style-name="gr3" draw:text-style-name="P3" draw:layer="layout" svg:x1="13.862cm" svg:y1="16.459cm" svg:x2="12.963cm" svg:y2="16.781cm">
            <text:p/>
          </draw:line>
          <draw:line draw:style-name="gr3" draw:text-style-name="P3" draw:layer="layout" svg:x1="13.819cm" svg:y1="15.904cm" svg:x2="12.92cm" svg:y2="16.226cm">
            <text:p/>
          </draw:line>
          <draw:line draw:style-name="gr3" draw:text-style-name="P3" draw:layer="layout" svg:x1="13.774cm" svg:y1="15.91cm" svg:x2="13.31cm" svg:y2="15.797cm">
            <text:p/>
          </draw:line>
        </draw:g>
        <draw:line draw:style-name="gr2" draw:text-style-name="P2" draw:layer="layout" svg:x1="13.432cm" svg:y1="17.417cm" svg:x2="13.432cm" svg:y2="18.562cm">
          <text:p/>
        </draw:line>
        <draw:line draw:style-name="gr2" draw:text-style-name="P2" draw:layer="layout" svg:x1="13.321cm" svg:y1="14.904cm" svg:x2="15.539cm" svg:y2="14.904cm">
          <text:p/>
        </draw:line>
        <draw:line draw:style-name="gr2" draw:text-style-name="P2" draw:layer="layout" svg:x1="6.297cm" svg:y1="13.429cm" svg:x2="7.956cm" svg:y2="13.429cm">
          <text:p/>
        </draw:line>
        <draw:g>
          <draw:line draw:style-name="gr3" draw:text-style-name="P3" draw:layer="layout" svg:x1="14.914cm" svg:y1="16.286cm" svg:x2="16.383cm" svg:y2="16.286cm">
            <text:p/>
          </draw:line>
          <draw:line draw:style-name="gr3" draw:text-style-name="P3" draw:layer="layout" svg:x1="14.914cm" svg:y1="16.286cm" svg:x2="16.383cm" svg:y2="16.286cm">
            <text:p/>
          </draw:line>
          <draw:line draw:style-name="gr3" draw:text-style-name="P3" draw:layer="layout" svg:x1="14.914cm" svg:y1="16.987cm" svg:x2="16.383cm" svg:y2="16.987cm">
            <text:p/>
          </draw:line>
          <draw:line draw:style-name="gr3" draw:text-style-name="P3" draw:layer="layout" svg:x1="15.638cm" svg:y1="17.935cm" svg:x2="15.65cm" svg:y2="16.982cm">
            <text:p/>
          </draw:line>
          <draw:line draw:style-name="gr3" draw:text-style-name="P3" draw:layer="layout" svg:x1="15.638cm" svg:y1="16.3cm" svg:x2="15.65cm" svg:y2="15.347cm">
            <text:p/>
          </draw:line>
        </draw:g>
        <draw:line draw:style-name="gr2" draw:text-style-name="P2" draw:layer="layout" svg:x1="15.65cm" svg:y1="17.417cm" svg:x2="15.65cm" svg:y2="18.562cm">
          <text:p/>
        </draw:line>
        <draw:line draw:style-name="gr2" draw:text-style-name="P2" draw:layer="layout" svg:x1="15.65cm" svg:y1="14.793cm" svg:x2="15.65cm" svg:y2="15.938cm">
          <text:p/>
        </draw:line>
        <draw:line draw:style-name="gr4" draw:text-style-name="P2" draw:layer="layout" svg:x1="17.424cm" svg:y1="12.797cm" svg:x2="17.424cm" svg:y2="18.563cm">
          <text:p/>
        </draw:line>
        <draw:line draw:style-name="gr2" draw:text-style-name="P2" draw:layer="layout" svg:x1="10.882cm" svg:y1="17.01cm" svg:x2="10.882cm" svg:y2="18.487cm">
          <text:p/>
        </draw:line>
        <draw:g>
          <draw:line draw:style-name="gr3" draw:text-style-name="P3" draw:layer="layout" svg:x1="10.866cm" svg:y1="17.004cm" svg:x2="10.402cm" svg:y2="16.891cm">
            <text:p/>
          </draw:line>
          <draw:line draw:style-name="gr3" draw:text-style-name="P3" draw:layer="layout" svg:x1="11.302cm" svg:y1="16.571cm" svg:x2="10.403cm" svg:y2="16.893cm">
            <text:p/>
          </draw:line>
          <draw:line draw:style-name="gr3" draw:text-style-name="P3" draw:layer="layout" svg:x1="11.312cm" svg:y1="16.022cm" svg:x2="10.367cm" svg:y2="15.782cm">
            <text:p/>
          </draw:line>
          <draw:line draw:style-name="gr3" draw:text-style-name="P3" draw:layer="layout" svg:x1="11.326cm" svg:y1="16.585cm" svg:x2="10.381cm" svg:y2="16.345cm">
            <text:p/>
          </draw:line>
          <draw:line draw:style-name="gr3" draw:text-style-name="P3" draw:layer="layout" svg:x1="11.304cm" svg:y1="16.009cm" svg:x2="10.405cm" svg:y2="16.331cm">
            <text:p/>
          </draw:line>
          <draw:line draw:style-name="gr3" draw:text-style-name="P3" draw:layer="layout" svg:x1="11.261cm" svg:y1="15.454cm" svg:x2="10.362cm" svg:y2="15.776cm">
            <text:p/>
          </draw:line>
          <draw:line draw:style-name="gr3" draw:text-style-name="P3" draw:layer="layout" svg:x1="11.216cm" svg:y1="15.46cm" svg:x2="10.752cm" svg:y2="15.347cm">
            <text:p/>
          </draw:line>
        </draw:g>
        <draw:line draw:style-name="gr2" draw:text-style-name="P2" draw:layer="layout" svg:x1="10.771cm" svg:y1="11.355cm" svg:x2="10.771cm" svg:y2="15.347cm">
          <text:p/>
        </draw:line>
        <draw:line draw:style-name="gr2" draw:text-style-name="P2" draw:layer="layout" svg:x1="10.771cm" svg:y1="6.809cm" svg:x2="10.771cm" svg:y2="9.692cm">
          <text:p/>
        </draw:line>
        <draw:g>
          <draw:line draw:style-name="gr3" draw:text-style-name="P3" draw:layer="layout" svg:x1="10.831cm" svg:y1="11.348cm" svg:x2="10.367cm" svg:y2="11.235cm">
            <text:p/>
          </draw:line>
          <draw:line draw:style-name="gr3" draw:text-style-name="P3" draw:layer="layout" svg:x1="11.267cm" svg:y1="10.916cm" svg:x2="10.368cm" svg:y2="11.238cm">
            <text:p/>
          </draw:line>
          <draw:line draw:style-name="gr3" draw:text-style-name="P3" draw:layer="layout" svg:x1="11.278cm" svg:y1="10.367cm" svg:x2="10.333cm" svg:y2="10.127cm">
            <text:p/>
          </draw:line>
          <draw:line draw:style-name="gr3" draw:text-style-name="P3" draw:layer="layout" svg:x1="11.291cm" svg:y1="10.93cm" svg:x2="10.346cm" svg:y2="10.69cm">
            <text:p/>
          </draw:line>
          <draw:line draw:style-name="gr3" draw:text-style-name="P3" draw:layer="layout" svg:x1="11.27cm" svg:y1="10.354cm" svg:x2="10.371cm" svg:y2="10.676cm">
            <text:p/>
          </draw:line>
          <draw:line draw:style-name="gr3" draw:text-style-name="P3" draw:layer="layout" svg:x1="11.226cm" svg:y1="9.798cm" svg:x2="10.327cm" svg:y2="10.12cm">
            <text:p/>
          </draw:line>
          <draw:line draw:style-name="gr3" draw:text-style-name="P3" draw:layer="layout" svg:x1="11.182cm" svg:y1="9.805cm" svg:x2="10.718cm" svg:y2="9.692cm">
            <text:p/>
          </draw:line>
        </draw:g>
        <draw:line draw:style-name="gr4" draw:text-style-name="P2" draw:layer="layout" svg:x1="10.771cm" svg:y1="6.92cm" svg:x2="20.751cm" svg:y2="6.92cm">
          <text:p/>
        </draw:line>
        <draw:line draw:style-name="gr4" draw:text-style-name="P2" draw:layer="layout" svg:x1="20.751cm" svg:y1="6.92cm" svg:x2="20.751cm" svg:y2="14.46cm">
          <text:p/>
        </draw:line>
        <draw:line draw:style-name="gr4" draw:text-style-name="P2" draw:layer="layout" svg:x1="20.751cm" svg:y1="15.569cm" svg:x2="20.725cm" svg:y2="18.563cm">
          <text:p/>
        </draw:line>
        <draw:custom-shape draw:style-name="gr6" draw:text-style-name="P1" draw:layer="layout" svg:width="1.219cm" svg:height="1.258cm" svg:x="20.128cm" svg:y="14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2cm" svg:height="1.855cm" svg:x="2.565cm" svg:y="14.682cm">
          <draw:text-box>
            <text:p>+<text:line-break/> -</text:p>
          </draw:text-box>
        </draw:frame>
        <draw:frame draw:style-name="gr8" draw:text-style-name="P4" draw:layer="layout" svg:width="1.22cm" svg:height="1.856cm" svg:x="20.307cm" svg:y="14.127cm">
          <draw:text-box>
            <text:p>+<text:line-break/> -</text:p>
          </draw:text-box>
        </draw:frame>
        <draw:frame draw:style-name="gr9" draw:text-style-name="P4" draw:layer="layout" svg:width="1.552cm" svg:height="1.066cm" svg:x="3.896cm" svg:y="12.063cm">
          <draw:text-box>
            <text:p>+</text:p>
          </draw:text-box>
        </draw:frame>
        <draw:frame draw:style-name="gr10" draw:text-style-name="P4" draw:layer="layout" svg:width="1.775cm" svg:height="1.441cm" svg:x="6.335cm" svg:y="12.021cm">
          <draw:text-box>
            <text:p>-</text:p>
          </draw:text-box>
        </draw:frame>
        <draw:frame draw:style-name="gr7" draw:text-style-name="P4" draw:layer="layout" svg:width="1.22cm" svg:height="1.855cm" svg:x="2.565cm" svg:y="14.683cm">
          <draw:text-box>
            <text:p>+<text:line-break/> -</text:p>
          </draw:text-box>
        </draw:frame>
        <draw:frame draw:style-name="gr11" draw:text-style-name="P4" draw:layer="layout" svg:width="1.7cm" svg:height="1.673cm" svg:x="1cm" svg:y="14.127cm">
          <draw:text-box>
            <text:p>Vin</text:p>
            <text:p/>
          </draw:text-box>
        </draw:frame>
        <draw:frame draw:style-name="gr7" draw:text-style-name="P4" draw:layer="layout" svg:width="2.329cm" svg:height="1.855cm" svg:x="4.783cm" svg:y="11.799cm">
          <draw:text-box>
            <text:p>Rin</text:p>
            <text:p/>
          </draw:text-box>
        </draw:frame>
        <draw:frame draw:style-name="gr12" draw:text-style-name="P4" draw:layer="layout" svg:width="2.551cm" svg:height="1.885cm" svg:x="8.664cm" svg:y="11.577cm">
          <draw:text-box>
            <text:p>Ci</text:p>
            <text:p/>
          </draw:text-box>
        </draw:frame>
        <draw:frame draw:style-name="gr13" draw:text-style-name="P4" draw:layer="layout" svg:width="1.453cm" svg:height="1.067cm" svg:x="9.108cm" svg:y="9.803cm">
          <draw:text-box>
            <text:p>R1</text:p>
          </draw:text-box>
        </draw:frame>
        <draw:frame draw:style-name="gr14" draw:text-style-name="P4" draw:layer="layout" svg:width="1.454cm" svg:height="1.067cm" svg:x="8.997cm" svg:y="15.569cm">
          <draw:text-box>
            <text:p>R2</text:p>
          </draw:text-box>
        </draw:frame>
        <draw:frame draw:style-name="gr15" draw:text-style-name="P4" draw:layer="layout" svg:width="1.416cm" svg:height="1.066cm" svg:x="11.794cm" svg:y="16.166cm">
          <draw:text-box>
            <text:p>Re</text:p>
          </draw:text-box>
        </draw:frame>
        <draw:frame draw:style-name="gr16" draw:text-style-name="P4" draw:layer="layout" svg:width="2.04cm" svg:height="1.067cm" svg:x="17.713cm" svg:y="8.583cm">
          <draw:text-box>
            <text:p>Rout</text:p>
          </draw:text-box>
        </draw:frame>
        <draw:frame draw:style-name="gr14" draw:text-style-name="P4" draw:layer="layout" svg:width="1.454cm" svg:height="1.067cm" svg:x="23.511cm" svg:y="9.692cm">
          <draw:text-box>
            <text:p>Co</text:p>
          </draw:text-box>
        </draw:frame>
        <draw:frame draw:style-name="gr17" draw:text-style-name="P4" draw:layer="layout" svg:width="1.218cm" svg:height="1.067cm" svg:x="27.738cm" svg:y="14.349cm">
          <draw:text-box>
            <text:p>Rl</text:p>
          </draw:text-box>
        </draw:frame>
        <draw:frame draw:style-name="gr18" draw:text-style-name="P4" draw:layer="layout" svg:width="1.73cm" svg:height="1.067cm" svg:x="21.305cm" svg:y="14.391cm">
          <draw:text-box>
            <text:p>Vcc</text:p>
          </draw:text-box>
        </draw:frame>
        <draw:frame draw:style-name="gr14" draw:text-style-name="P4" draw:layer="layout" svg:width="1.454cm" svg:height="1.067cm" svg:x="16.192cm" svg:y="16.123cm">
          <draw:text-box>
            <text:p>Cb</text:p>
          </draw:text-box>
        </draw:frame>
        <draw:frame draw:style-name="gr19" draw:text-style-name="P4" draw:layer="layout" svg:width="1.416cm" svg:height="1.067cm" svg:x="13.569cm" svg:y="9.803cm">
          <draw:text-box>
            <text:p>Rc</text:p>
          </draw:text-box>
        </draw:frame>
        <draw:frame draw:style-name="gr20" draw:text-style-name="P5" draw:layer="layout" svg:width="1.608cm" svg:height="1.067cm" svg:x="13.044cm" svg:y="12.242cm">
          <draw:text-box>
            <text:p><text:span text:style-name="T1">coll</text:span></text:p>
          </draw:text-box>
        </draw:frame>
        <draw:frame draw:style-name="gr21" draw:text-style-name="P5" draw:layer="layout" svg:width="1.885cm" svg:height="1.067cm" svg:x="12.878cm" svg:y="13.462cm">
          <draw:text-box>
            <text:p><text:span text:style-name="T1">emit</text:span></text:p>
          </draw:text-box>
        </draw:frame>
        <draw:frame draw:style-name="gr22" draw:text-style-name="P6" draw:layer="layout" svg:width="1.656cm" svg:height="0.846cm" svg:x="10.66cm" svg:y="12.616cm">
          <draw:text-box>
            <text:p><text:span text:style-name="T2">base</text:span></text:p>
          </draw:text-box>
        </draw:frame>
        <draw:frame draw:style-name="gr23" draw:text-style-name="P4" draw:layer="layout" svg:width="1.101cm" svg:height="1.067cm" svg:x="1.9cm" svg:y="12.686cm">
          <draw:text-box>
            <text:p>in</text:p>
          </draw:text-box>
        </draw:frame>
        <draw:frame draw:style-name="gr24" draw:text-style-name="P4" draw:layer="layout" svg:width="1.491cm" svg:height="1.067cm" svg:x="6.73cm" svg:y="13.504cm">
          <draw:text-box>
            <text:p>in2</text:p>
          </draw:text-box>
        </draw:frame>
        <draw:frame draw:style-name="gr25" draw:text-style-name="P4" draw:layer="layout" svg:width="1.496cm" svg:height="1.067cm" svg:x="10.882cm" svg:y="13.462cm">
          <draw:text-box>
            <text:p>Q1</text:p>
          </draw:text-box>
        </draw:frame>
        <draw:frame draw:style-name="gr11" draw:text-style-name="P4" draw:layer="layout" svg:width="2.5cm" svg:height="1.673cm" svg:x="-0.3cm" svg:y="2.5cm">
          <draw:text-box>
            <text:p/>
            <text:p/>
          </draw:text-box>
        </draw:frame>
        <draw:frame draw:style-name="gr26" draw:text-style-name="P4" draw:layer="layout" svg:width="0.502cm" svg:height="1.187cm" svg:x="-3.6cm" svg:y="6.5cm">
          <draw:text-box>
            <text:p/>
          </draw:text-box>
        </draw:frame>
        <draw:frame draw:style-name="gr21" draw:text-style-name="P5" draw:layer="layout" svg:width="1.885cm" svg:height="1.067cm" svg:x="15.761cm" svg:y="10.579cm">
          <draw:text-box>
            <text:p><text:span text:style-name="T1">emit</text:span></text:p>
          </draw:text-box>
        </draw:frame>
        <draw:frame draw:style-name="gr20" draw:text-style-name="P5" draw:layer="layout" svg:width="1.608cm" svg:height="1.067cm" svg:x="16.925cm" svg:y="11.952cm">
          <draw:text-box>
            <text:p><text:span text:style-name="T1">coll</text:span></text:p>
          </draw:text-box>
        </draw:frame>
        <draw:frame draw:style-name="gr27" draw:text-style-name="P6" draw:layer="layout" svg:width="1.655cm" svg:height="0.846cm" svg:x="14.874cm" svg:y="11.799cm">
          <draw:text-box>
            <text:p><text:span text:style-name="T2">base</text:span></text:p>
          </draw:text-box>
        </draw:frame>
        <draw:custom-shape draw:style-name="gr28" draw:text-style-name="P1" draw:layer="layout" svg:width="0.554cm" svg:height="0.555cm" svg:x="26.85cm" svg:y="11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2.329cm" svg:height="1.885cm" svg:x="27.182cm" svg:y="10.69cm">
          <draw:text-box>
            <text:p>Out</text:p>
            <text:p/>
          </draw:text-box>
        </draw:frame>
        <draw:custom-shape draw:style-name="gr28" draw:text-style-name="P1" draw:layer="layout" svg:width="0.554cm" svg:height="0.555cm" svg:x="7.112cm" svg:y="13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55cm" svg:height="0.555cm" svg:x="2.7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3" draw:layer="layout" svg:x1="7.554cm" svg:y1="19.354cm" svg:x2="5.149cm" svg:y2="19.37cm">
            <text:p/>
          </draw:line>
          <draw:line draw:style-name="gr3" draw:text-style-name="P3" draw:layer="layout" svg:x1="7.555cm" svg:y1="19.345cm" svg:x2="5.15cm" svg:y2="19.361cm">
            <text:p/>
          </draw:line>
          <draw:line draw:style-name="gr3" draw:text-style-name="P3" draw:layer="layout" svg:x1="5.805cm" svg:y1="19.702cm" svg:x2="7cm" svg:y2="19.702cm">
            <text:p/>
          </draw:line>
          <draw:line draw:style-name="gr3" draw:text-style-name="P3" draw:layer="layout" svg:x1="6.128cm" svg:y1="20cm" svg:x2="6.702cm" svg:y2="20cm">
            <text:p/>
          </draw:line>
          <draw:line draw:style-name="gr3" draw:text-style-name="P3" draw:layer="layout" svg:x1="6.383cm" svg:y1="19.333cm" svg:x2="6.393cm" svg:y2="18.563cm">
            <text:p/>
          </draw:line>
        </draw:g>
        <draw:frame draw:style-name="gr29" draw:text-style-name="P4" draw:layer="layout" svg:width="0.333cm" svg:height="1.067cm" svg:x="17.757cm" svg:y="9.692cm">
          <draw:text-box>
            <text:p>+</text:p>
          </draw:text-box>
        </draw:frame>
        <draw:frame draw:style-name="gr30" draw:text-style-name="P4" draw:layer="layout" svg:width="0.791cm" svg:height="1.066cm" svg:x="15.779cm" svg:y="17.164cm">
          <draw:text-box>
            <text:p>-</text:p>
          </draw:text-box>
        </draw:frame>
        <draw:frame draw:style-name="gr9" draw:text-style-name="P4" draw:layer="layout" svg:width="0.333cm" svg:height="1.066cm" svg:x="12.656cm" svg:y="15.057cm">
          <draw:text-box>
            <text:p>+</text:p>
          </draw:text-box>
        </draw:frame>
        <draw:frame draw:style-name="gr31" draw:text-style-name="P4" draw:layer="layout" svg:width="0.791cm" svg:height="1.067cm" svg:x="12.641cm" svg:y="17.121cm">
          <draw:text-box>
            <text:p>-</text:p>
          </draw:text-box>
        </draw:frame>
        <draw:frame draw:style-name="gr32" draw:text-style-name="P4" draw:layer="layout" svg:width="0.792cm" svg:height="1.066cm" svg:x="9.884cm" svg:y="16.789cm">
          <draw:text-box>
            <text:p>-</text:p>
          </draw:text-box>
        </draw:frame>
        <draw:frame draw:style-name="gr31" draw:text-style-name="P4" draw:layer="layout" svg:width="0.791cm" svg:height="1.067cm" svg:x="9.647cm" svg:y="12.353cm">
          <draw:text-box>
            <text:p>-</text:p>
          </draw:text-box>
        </draw:frame>
        <draw:frame draw:style-name="gr31" draw:text-style-name="P4" draw:layer="layout" svg:width="0.791cm" svg:height="1.067cm" svg:x="9.647cm" svg:y="10.468cm">
          <draw:text-box>
            <text:p>-</text:p>
          </draw:text-box>
        </draw:frame>
        <draw:frame draw:style-name="gr31" draw:text-style-name="P4" draw:layer="layout" svg:width="0.791cm" svg:height="1.067cm" svg:x="13.528cm" svg:y="10.69cm">
          <draw:text-box>
            <text:p>-</text:p>
          </draw:text-box>
        </draw:frame>
        <draw:frame draw:style-name="gr33" draw:text-style-name="P4" draw:layer="layout" svg:width="0.792cm" svg:height="1.067cm" svg:x="17.63cm" svg:y="7.363cm">
          <draw:text-box>
            <text:p>-</text:p>
          </draw:text-box>
        </draw:frame>
        <draw:frame draw:style-name="gr31" draw:text-style-name="P4" draw:layer="layout" svg:width="0.791cm" svg:height="1.067cm" svg:x="24.743cm" svg:y="10.135cm">
          <draw:text-box>
            <text:p>-</text:p>
          </draw:text-box>
        </draw:frame>
        <draw:frame draw:style-name="gr33" draw:text-style-name="P4" draw:layer="layout" svg:width="0.792cm" svg:height="1.067cm" svg:x="27.626cm" svg:y="15.347cm">
          <draw:text-box>
            <text:p>-</text:p>
          </draw:text-box>
        </draw:frame>
        <draw:frame draw:style-name="gr29" draw:text-style-name="P4" draw:layer="layout" svg:width="0.333cm" svg:height="1.067cm" svg:x="8.331cm" svg:y="12.395cm">
          <draw:text-box>
            <text:p>+</text:p>
          </draw:text-box>
        </draw:frame>
        <draw:frame draw:style-name="gr29" draw:text-style-name="P4" draw:layer="layout" svg:width="0.332cm" svg:height="1.067cm" svg:x="9.995cm" svg:y="14.724cm">
          <draw:text-box>
            <text:p>+</text:p>
          </draw:text-box>
        </draw:frame>
        <draw:frame draw:style-name="gr29" draw:text-style-name="P4" draw:layer="layout" svg:width="0.333cm" svg:height="1.067cm" svg:x="9.884cm" svg:y="8.958cm">
          <draw:text-box>
            <text:p>+</text:p>
          </draw:text-box>
        </draw:frame>
        <draw:frame draw:style-name="gr9" draw:text-style-name="P4" draw:layer="layout" svg:width="0.333cm" svg:height="1.066cm" svg:x="13.765cm" svg:y="8.916cm">
          <draw:text-box>
            <text:p>+</text:p>
          </draw:text-box>
        </draw:frame>
        <draw:frame draw:style-name="gr9" draw:text-style-name="P4" draw:layer="layout" svg:width="0.332cm" svg:height="1.066cm" svg:x="15.983cm" svg:y="15.168cm">
          <draw:text-box>
            <text:p>+</text:p>
          </draw:text-box>
        </draw:frame>
        <draw:frame draw:style-name="gr29" draw:text-style-name="P4" draw:layer="layout" svg:width="0.333cm" svg:height="1.067cm" svg:x="23.079cm" svg:y="10.246cm">
          <draw:text-box>
            <text:p>+</text:p>
          </draw:text-box>
        </draw:frame>
        <draw:frame draw:style-name="gr29" draw:text-style-name="P4" draw:layer="layout" svg:width="0.332cm" svg:height="1.067cm" svg:x="27.848cm" svg:y="13.504cm">
          <draw:text-box>
            <text:p>+</text:p>
          </draw:text-box>
        </draw:frame>
        <draw:custom-shape draw:style-name="gr28" draw:text-style-name="P1" draw:layer="layout" svg:width="0.555cm" svg:height="0.555cm" svg:x="10.549cm" svg:y="6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draw:layer="layout" svg:width="1.774cm" svg:height="1.067cm" svg:x="9.219cm" svg:y="5.7cm">
          <draw:text-box>
            <text:p>Vc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9:33:15.203268406</meta:creation-date>
    <dc:date>2021-05-23T20:33:26.355679797</dc:date>
    <meta:editing-duration>PT14M41S</meta:editing-duration>
    <meta:editing-cycles>4</meta:editing-cycles>
    <meta:generator>LibreOffice/6.4.6.2$Linux_X86_64 LibreOffice_project/40$Build-2</meta:generator>
    <meta:document-statistic meta:object-count="172"/>
  </office:meta>
</office:document-meta>
</file>